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fb50" officeooo:paragraph-rsid="0011fb50"/>
    </style:style>
    <style:style style:name="P2" style:family="paragraph" style:parent-style-name="Standard">
      <style:text-properties officeooo:rsid="0011fb50" officeooo:paragraph-rsid="0013b154"/>
    </style:style>
    <style:style style:name="P3" style:family="paragraph" style:parent-style-name="Standard">
      <style:text-properties officeooo:rsid="0013b154" officeooo:paragraph-rsid="0013b154"/>
    </style:style>
    <style:style style:name="P4" style:family="paragraph" style:parent-style-name="Standard">
      <style:text-properties officeooo:rsid="00142df0" officeooo:paragraph-rsid="00142df0"/>
    </style:style>
    <style:style style:name="P5" style:family="paragraph" style:parent-style-name="Standard">
      <style:text-properties officeooo:rsid="00161401" officeooo:paragraph-rsid="00161401"/>
    </style:style>
    <style:style style:name="T1" style:family="text">
      <style:text-properties fo:font-variant="normal" fo:text-transform="none" fo:color="#0077aa" style:font-name="Consolas" fo:font-size="12pt" fo:letter-spacing="normal" fo:font-style="normal" fo:font-weight="normal"/>
    </style:style>
    <style:style style:name="T2" style:family="text">
      <style:text-properties fo:font-variant="normal" fo:text-transform="none" fo:color="#0077aa" style:font-name="Consolas" fo:font-size="12pt" fo:letter-spacing="normal" fo:font-style="normal" fo:font-weight="normal" officeooo:rsid="0011fb50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fo:letter-spacing="normal" officeooo:rsid="001354d7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Consolas" fo:font-size="12pt" fo:letter-spacing="normal" fo:font-style="normal" fo:font-weight="normal" officeooo:rsid="001354d7"/>
    </style:style>
    <style:style style:name="T7" style:family="text">
      <style:text-properties fo:font-variant="normal" fo:text-transform="none" fo:color="#5f6364" style:font-name="Consolas" fo:font-size="12pt" fo:letter-spacing="normal" fo:font-style="normal" fo:font-weight="normal"/>
    </style:style>
    <style:style style:name="T8" style:family="text">
      <style:text-properties fo:font-variant="normal" fo:text-transform="none" fo:color="#5f6364" style:font-name="Consolas" fo:font-size="12pt" fo:letter-spacing="normal" fo:font-style="normal" fo:font-weight="normal" officeooo:rsid="0013b154"/>
    </style:style>
    <style:style style:name="T9" style:family="text">
      <style:text-properties fo:font-variant="normal" fo:text-transform="none" fo:color="#5f6364" style:font-name="Consolas" fo:font-size="12pt" fo:letter-spacing="normal" fo:font-style="normal" fo:font-weight="normal" officeooo:rsid="0015e78d"/>
    </style:style>
    <style:style style:name="T10" style:family="text">
      <style:text-properties fo:font-variant="normal" fo:text-transform="none" fo:color="#5f6364" style:font-name="Consolas" fo:font-size="12pt" fo:letter-spacing="normal" fo:font-style="normal" fo:font-weight="normal" officeooo:rsid="00161401"/>
    </style:style>
    <style:style style:name="T11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12" style:family="text">
      <style:text-properties fo:font-variant="normal" fo:text-transform="none" fo:color="#990055" style:font-name="Consolas" fo:font-size="12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</text:span><text:span text:style-name="T3"> </text:span><text:span text:style-name="T1">TABLE</text:span><text:span text:style-name="T3"> `Logins`</text:span><text:span text:style-name="T5"> </text:span><text:span text:style-name="T7">(</text:span><text:span text:style-name="T3"> </text:span><text:span text:style-name="T5">id </text:span><text:span text:style-name="T1">INT</text:span><text:span text:style-name="T3"> </text:span><text:span text:style-name="T11">NOT</text:span><text:span text:style-name="T3"> </text:span><text:span text:style-name="T12">NULL</text:span><text:span text:style-name="T3"> </text:span><text:span text:style-name="T1">PRIMARY</text:span><text:span text:style-name="T3"> </text:span><text:span text:style-name="T1">KEY</text:span><text:span text:style-name="T3"> </text:span><text:span text:style-name="T1">AUTO_INCREMENT</text:span><text:span text:style-name="T7">,</text:span><text:span text:style-name="T3"> U</text:span><text:span text:style-name="T5">se</text:span><text:span text:style-name="T6">r</text:span><text:span text:style-name="T5">Name </text:span><text:span text:style-name="T1">VARCHAR</text:span><text:span text:style-name="T7">(</text:span><text:span text:style-name="T12">50</text:span><text:span text:style-name="T7">)</text:span><text:span text:style-name="T3"> </text:span><text:span text:style-name="T11">NOT</text:span><text:span text:style-name="T3"> </text:span><text:span text:style-name="T12">NULL</text:span><text:span text:style-name="T3"> </text:span><text:span text:style-name="T1">UNIQUE</text:span><text:span text:style-name="T7">,</text:span><text:span text:style-name="T3"> P</text:span><text:span text:style-name="T5">asswordSalt </text:span><text:span text:style-name="T1">VARCHAR</text:span><text:span text:style-name="T7">(</text:span><text:span text:style-name="T12">255</text:span><text:span text:style-name="T7">)</text:span><text:span text:style-name="T3"> </text:span><text:span text:style-name="T11">NOT</text:span><text:span text:style-name="T3"> </text:span><text:span text:style-name="T12">NULL</text:span><text:span text:style-name="T7">, </text:span><text:span text:style-name="T5">PasswordHash VARCHAR(255) </text:span><text:span text:style-name="T6">NOT NULL</text:span><text:span text:style-name="T5">, ReleatedUserId INT </text:span><text:span text:style-name="T6">NOT NULL</text:span><text:span text:style-name="T5">,</text:span><text:span text:style-name="T3"> </text:span><text:span text:style-name="T5">created_at </text:span><text:span text:style-name="T1">DATETIME</text:span><text:span text:style-name="T3"> </text:span><text:span text:style-name="T1">DEFAULT</text:span><text:span text:style-name="T3"> </text:span><text:span text:style-name="T1">CURRENT_TIMESTAMP</text:span><text:span text:style-name="T3"> </text:span><text:span text:style-name="T7">);</text:span></text:p>
      <text:p text:style-name="P1"><text:span text:style-name="T7"/></text:p>
      <text:p text:style-name="P2"><text:span text:style-name="T1">CREATE</text:span><text:span text:style-name="T3"> </text:span><text:span text:style-name="T1">TABLE</text:span><text:span text:style-name="T3"> `</text:span><text:span text:style-name="T4">Users</text:span><text:span text:style-name="T3">`</text:span><text:span text:style-name="T5"> </text:span><text:span text:style-name="T7">(</text:span><text:span text:style-name="T3"> </text:span><text:span text:style-name="T5">id </text:span><text:span text:style-name="T1">INT</text:span><text:span text:style-name="T3"> </text:span><text:span text:style-name="T11">NOT</text:span><text:span text:style-name="T3"> </text:span><text:span text:style-name="T12">NULL</text:span><text:span text:style-name="T3"> </text:span><text:span text:style-name="T1">PRIMARY</text:span><text:span text:style-name="T3"> </text:span><text:span text:style-name="T1">KEY</text:span><text:span text:style-name="T3"> </text:span><text:span text:style-name="T1">AUTO_INCREMENT</text:span><text:span text:style-name="T7">,</text:span><text:span text:style-name="T3"> </text:span><text:span text:style-name="T4">First</text:span><text:span text:style-name="T5">Name </text:span><text:span text:style-name="T1">VARCHAR</text:span><text:span text:style-name="T7">(</text:span><text:span text:style-name="T12">50</text:span><text:span text:style-name="T7">)</text:span><text:span text:style-name="T3"> </text:span><text:span text:style-name="T11">NOT</text:span><text:span text:style-name="T3"> </text:span><text:span text:style-name="T12">NULL</text:span><text:span text:style-name="T7">, </text:span><text:span text:style-name="T6">Last</text:span><text:span text:style-name="T5">Name </text:span><text:span text:style-name="T1">VARCHAR</text:span><text:span text:style-name="T7">(</text:span><text:span text:style-name="T12">50</text:span><text:span text:style-name="T7">)</text:span><text:span text:style-name="T5"> </text:span><text:span text:style-name="T11">NOT</text:span><text:span text:style-name="T5"> </text:span><text:span text:style-name="T12">NULL</text:span><text:span text:style-name="T3"> </text:span><text:span text:style-name="T7">, </text:span><text:span text:style-name="T8">UserName</text:span><text:span text:style-name="T5"> </text:span><text:span text:style-name="T1">VARCHAR</text:span><text:span text:style-name="T7">(</text:span><text:span text:style-name="T12">50</text:span><text:span text:style-name="T7">)</text:span><text:span text:style-name="T5"> </text:span><text:span text:style-name="T11">NOT</text:span><text:span text:style-name="T5"> </text:span><text:span text:style-name="T12">NULL</text:span><text:span text:style-name="T3"> </text:span><text:span text:style-name="T7">);</text:span></text:p>
      <text:p text:style-name="P2"><text:span text:style-name="T7"/></text:p>
      <text:p text:style-name="P3"><text:span text:style-name="T7">CREATE TABLE `Memberships` (id INT NOT NULL PRIMARY K</text:span><text:span text:style-name="T10">E</text:span><text:span text:style-name="T7">Y </text:span><text:span text:style-name="T2">AUTO_INCREMENT</text:span><text:span text:style-name="T7">, RelatedUserId INT NOT NULL, RelatedCompanyId INT NOT NULL, RelatedRoleId INT NOT NULL, AccountEmailAdress VARCHAR(255), AccountPhoneNumber VARCHAR(255), AccountFax INT);</text:span></text:p>
      <text:p text:style-name="P3"><text:span text:style-name="T7"/></text:p>
      <text:p text:style-name="P4"><text:span text:style-name="T7">CREATE TABLE `Compan</text:span><text:span text:style-name="T10">ie</text:span><text:span text:style-name="T7">s` </text:span><text:span text:style-name="T9">(id INT NOT NULL PRIMARY K</text:span><text:span text:style-name="T10">E</text:span><text:span text:style-name="T9">Y AUTO_INCREMENT, Name VARCHAR(50) NOT NULL, AccessLevel </text:span><text:span text:style-name="T10">INT NOT NULL, RelatedAccountId INT NOT NULL</text:span><text:span text:style-name="T9">);</text:span></text:p>
      <text:p text:style-name="P4"><text:span text:style-name="T9"/></text:p>
      <text:p text:style-name="P5"><text:span text:style-name="T9">C</text:span><text:span text:style-name="T7">REATE TABLE `Accounts` (id INT NOT NULL PRIMARY KEY AUTO_INCREMENT, Name </text:span><text:span text:style-name="T9">VARCHAR(50) NOT NULL, </text:span><text:span text:style-name="T7">PlanLevel </text:span><text:span text:style-name="T9">VARCHAR(50) NOT NULL</text:span><text:span text:style-name="T7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3:16:04.649567456</meta:creation-date>
    <dc:date>2019-10-25T15:45:53.887726443</dc:date>
    <meta:editing-duration>PT7M58S</meta:editing-duration>
    <meta:editing-cycles>1</meta:editing-cycles>
    <meta:document-statistic meta:table-count="0" meta:image-count="0" meta:object-count="0" meta:page-count="1" meta:paragraph-count="5" meta:word-count="126" meta:character-count="941" meta:non-whitespace-character-count="820"/>
    <meta:generator>LibreOffice/6.0.7.3$Linux_X86_64 LibreOffice_project/00m0$Build-3</meta:generator>
  </office:meta>
</office:document-meta>
</file>